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style:style>
    <style:style style:name="P2" style:parent-style-name="Normal" style:family="paragraph">
      <style:paragraph-properties fo:text-align="center"/>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paragraph-properties fo:line-height="150%"/>
    </style:style>
    <style:style style:name="P5" style:parent-style-name="Normal" style:family="paragraph">
      <style:text-properties fo:font-weight="bold" style:font-weight-asian="bold"/>
    </style:style>
    <style:style style:name="P6" style:parent-style-name="Normal" style:family="paragraph">
      <style:paragraph-properties fo:line-height="150%"/>
    </style:style>
    <style:style style:name="T7" style:parent-style-name="DefaultParagraphFont" style:family="text">
      <style:text-properties fo:font-weight="bold" style:font-weight-asian="bold"/>
    </style:style>
    <style:style style:name="P8" style:parent-style-name="Normal" style:family="paragraph">
      <style:paragraph-properties fo:line-height="150%"/>
      <style:text-properties fo:font-weight="bold" style:font-weight-asian="bold"/>
    </style:style>
    <style:style style:name="P9" style:parent-style-name="Normal" style:family="paragraph">
      <style:paragraph-properties fo:line-height="150%"/>
    </style:style>
    <style:style style:name="T10" style:parent-style-name="DefaultParagraphFont" style:family="text">
      <style:text-properties fo:font-weight="bold" style:font-weight-asian="bold"/>
    </style:style>
  </office:automatic-styles>
  <office:body>
    <office:text text:use-soft-page-breaks="true">
      <text:p text:style-name="P1">Team Sharp Cookie</text:p>
      <text:p text:style-name="P2">Hometown Portal YTI</text:p>
      <text:p text:style-name="P3">Yesterday</text:p>
      <text:p text:style-name="P4"><text:tab/>So far we have been focusing on organizing our group and choosing which features we would<text:s/>collectively<text:s/>like to implement. (note: this is a list of all potential features we think would benefit the application, not all features we believe we have time to implement) So far the list of features we have in mind<text:s/>includes:</text:p>
      <text:p text:style-name="Normal">-fix the services not closing bug<text:line-break/>-find a way to pool info (news etc.) from additional sources<text:line-break/>-fix or remove the broken images on the news articles<text:line-break/>-find a way to put in ads<text:line-break/>-add a my location option for the news tab<text:line-break/>-add options for job search (type of job, location, etc)<text:line-break/>-some kind of general settings activity (don't know what would go here, though)<text:line-break/>-tablet optimization (it ran on my tablet, but things we a bit small)<text:line-break/>-add a coupons tab<text:line-break/>-add a local NPR feed<text:line-break/>-add videos to the news tab<text:line-break/>-add a weather tab</text:p>
      <text:p text:style-name="Normal"/>
      <text:p text:style-name="P5">Today</text:p>
      <text:p text:style-name="P6"><text:span text:style-name="T7"><text:tab/></text:span>Because of our limited timeframe and non-localized group situation, we have decided to first find all the features we would potentially like to implement, and then independently add features in order if urgency until we run out of development time. This allows us to work relatively independently, while still<text:s/>all<text:s/>working in the same direction.<text:s/></text:p>
      <text:p text:style-name="P8">Impediment</text:p>
      <text:p text:style-name="P9"><text:span text:style-name="T10"><text:tab/></text:span>Though most of the team was familiar with Github, one member still needs to pick up the framework, which will cost a bit of time for him. Being a relatively large group all in different locations may also pose a challenge. Finally, there will probably be a bit of a learning curve to building on an existing piece of software, rather than starting our own from scratch.<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omplex="Times New Roman"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tanese, Helen</meta:initial-creator>
    <dc:creator>Catanese, Helen</dc:creator>
    <meta:creation-date>2014-07-09T23:37:00Z</meta:creation-date>
    <dc:date>2014-07-09T23:37:00Z</dc:date>
    <meta:template xlink:href="Normal" xlink:type="simple"/>
    <meta:editing-cycles>2</meta:editing-cycles>
    <meta:editing-duration>PT60S</meta:editing-duration>
    <meta:document-statistic meta:page-count="1" meta:paragraph-count="3" meta:word-count="241" meta:character-count="1615" meta:row-count="11" meta:non-whitespace-character-count="1377"/>
  </office:meta>
</office:document-meta>
</file>